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38.22mm" svg:y="8.23mm">
            <draw:object draw:notify-on-update-of-ranges="Sheet1.A2:Sheet1.A4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B</text:p>
          </table:table-cell>
          <table:table-cell table:style-name="Default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44743661533348" calcext:value-type="float">
            <text:p>2.447436615333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95904344199806" calcext:value-type="float">
            <text:p>1.959043441998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00065161778045" calcext:value-type="float">
            <text:p>0.500065161778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9:31:59.167000000</meta:creation-date>
    <dc:date>2020-01-23T10:00:28.831000000</dc:date>
    <meta:editing-duration>PT8M9S</meta:editing-duration>
    <meta:editing-cycles>1</meta:editing-cycles>
    <meta:document-statistic meta:table-count="1" meta:cell-count="7" meta:object-count="1"/>
    <meta:generator>LibreOffice/6.2.3.2$Windows_X86_64 LibreOffice_project/aecc05fe267cc68dde00352a451aa867b3b546a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A2:Sheet1.B4" svg:x="1.33cm" svg:y="0.18cm" svg:width="14.349cm" svg:height="7.665cm">
          <chartooo:coordinate-region svg:x="2.057cm" svg:y="0.38cm" svg:width="13.29cm" svg:height="6.818cm"/>
          <chart:axis chart:dimension="x" chart:name="primary-x" chart:style-name="ch3">
            <chart:title svg:x="7.931cm" svg:y="8.025cm" chart:style-name="ch4">
              <text:p>PB=PS</text:p>
            </chart:title>
            <chart:grid chart:style-name="ch5" chart:class="major"/>
          </chart:axis>
          <chart:axis chart:dimension="y" chart:name="primary-y" chart:style-name="ch6">
            <chart:title svg:x="0.451cm" svg:y="5.749cm" chart:style-name="ch7">
              <text:p>Networking rate [msg/s]</text:p>
            </chart:title>
            <chart:grid chart:style-name="ch5" chart:class="major"/>
          </chart:axis>
          <chart:series chart:style-name="ch8" chart:values-cell-range-address="Sheet1.B2:Sheet1.B4" chart:class="chart:scatter">
            <chart:domain table:cell-range-address="Sheet1.A2:Sheet1.A4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A2:Sheet1.A4</svg:desc>
                </draw:g>
              </table:table-cell>
              <table:table-cell office:value-type="float" office:value="2.44743661533348">
                <text:p>2.44743661533348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1.95904344199806">
                <text:p>1.95904344199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00065161778045">
                <text:p>0.500065161778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